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d4032" officeooo:paragraph-rsid="000d4032"/>
    </style:style>
    <style:style style:name="P2" style:family="paragraph" style:parent-style-name="Text_20_body" style:list-style-name="L1">
      <style:text-properties officeooo:rsid="000d4032" officeooo:paragraph-rsid="000d4032"/>
    </style:style>
    <style:style style:name="P3" style:family="paragraph" style:parent-style-name="Text_20_body">
      <style:text-properties officeooo:paragraph-rsid="000d4032"/>
    </style:style>
    <style:style style:name="P4" style:family="paragraph" style:parent-style-name="Text_20_body" style:list-style-name="L1">
      <style:text-properties officeooo:rsid="000ecc33" officeooo:paragraph-rsid="000ecc33"/>
    </style:style>
    <style:style style:name="P5" style:family="paragraph" style:parent-style-name="Text_20_body" style:list-style-name="L1">
      <style:text-properties officeooo:rsid="000fcdfc" officeooo:paragraph-rsid="000fcdfc"/>
    </style:style>
    <style:style style:name="P6" style:family="paragraph" style:parent-style-name="Text_20_body" style:list-style-name="L1">
      <style:text-properties officeooo:rsid="0010795a" officeooo:paragraph-rsid="0010795a"/>
    </style:style>
    <style:style style:name="P7" style:family="paragraph" style:parent-style-name="Text_20_body">
      <style:text-properties officeooo:rsid="0010795a" officeooo:paragraph-rsid="0010795a"/>
    </style:style>
    <style:style style:name="P8" style:family="paragraph" style:parent-style-name="Text_20_body">
      <style:paragraph-properties fo:margin-left="0.4925in" fo:text-indent="0in" style:auto-text-indent="false"/>
      <style:text-properties officeooo:rsid="0010795a" officeooo:paragraph-rsid="0010795a"/>
    </style:style>
    <style:style style:name="P9" style:family="paragraph" style:parent-style-name="Text_20_body">
      <style:paragraph-properties fo:margin-left="0in" fo:text-indent="0in" style:auto-text-indent="false"/>
      <style:text-properties officeooo:rsid="0010795a" officeooo:paragraph-rsid="0010795a"/>
    </style:style>
    <style:style style:name="T1" style:family="text">
      <style:text-properties officeooo:rsid="000fcdfc"/>
    </style:style>
    <style:style style:name="T2" style:family="text">
      <style:text-properties officeooo:rsid="0010795a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terial Icons</text:h>
      <text:p text:style-name="P3"/>
      <text:p text:style-name="P3">npm install <text:a xlink:type="simple" xlink:href="mailto:material-icons@latest" text:style-name="Internet_20_link" text:visited-style-name="Visited_20_Internet_20_Link">material-icons@latest</text:a></text:p>
      <text:p text:style-name="P7">in ‘styles.scss:</text:p>
      <text:p text:style-name="P8">@import 'material-icons/iconfont/material-icons.css'; //-- all of them</text:p>
      <text:p text:style-name="P8">@import 'material-icons/iconfont/filled.css'; //-- only filled icons</text:p>
      <text:p text:style-name="P8">@import 'material-icons/iconfont/outlined.css'; //-- only outlined icons</text:p>
      <text:p text:style-name="P9">usage:</text:p>
      <text:p text:style-name="P8">&lt;mat-icon&gt;pie_chart&lt;/mat-icon&gt;</text:p>
      <text:p text:style-name="P8">&lt;mat-icon fontSet="material-icons-outlined"&gt;pie_chart&lt;/mat-icon&gt;</text:p>
      <text:p text:style-name="P8">&lt;mat-icon fontSet="material-icons-round"&gt;pie_chart&lt;/mat-icon&gt;</text:p>
      <text:p text:style-name="P8">&lt;mat-icon fontSet="material-icons-sharp"&gt;pie_chart&lt;/mat-icon&gt;</text:p>
      <text:p text:style-name="P8">&lt;mat-icon fontSet="material-icons-two-tone"&gt;pie_chart&lt;/mat-icon&gt;</text:p>
      <text:p text:style-name="P9"/>
      <text:p text:style-name="P9">some common icons</text:p>
      <text:list text:style-name="L1">
        <text:list-item>
          <text:p text:style-name="P4"><text:span text:style-name="T2">e</text:span>dit</text:p>
        </text:list-item>
        <text:list-item>
          <text:p text:style-name="P6">add</text:p>
        </text:list-item>
        <text:list-item>
          <text:p text:style-name="P4">check</text:p>
        </text:list-item>
        <text:list-item>
          <text:p text:style-name="P4">close</text:p>
        </text:list-item>
        <text:list-item>
          <text:p text:style-name="P5">save</text:p>
        </text:list-item>
        <text:list-item>
          <text:p text:style-name="P6">print</text:p>
        </text:list-item>
        <text:list-item>
          <text:p text:style-name="P6">upload</text:p>
        </text:list-item>
        <text:list-item>
          <text:p text:style-name="P6">download</text:p>
        </text:list-item>
        <text:list-item>
          <text:p text:style-name="P6">refresh<text:line-break/></text:p>
        </text:list-item>
        <text:list-item>
          <text:p text:style-name="P2">play_arrow</text:p>
        </text:list-item>
        <text:list-item>
          <text:p text:style-name="P2">stop, <text:span text:style-name="T1">square</text:span></text:p>
        </text:list-item>
        <text:list-item>
          <text:p text:style-name="P2">pause</text:p>
        </text:list-item>
        <text:list-item>
          <text:p text:style-name="P2">skip_next</text:p>
        </text:list-item>
        <text:list-item>
          <text:p text:style-name="P2"><text:soft-page-break/>skip_previous</text:p>
        </text:list-item>
        <text:list-item>
          <text:p text:style-name="P2">fast_forward</text:p>
        </text:list-item>
        <text:list-item>
          <text:p text:style-name="P4">fast_rewind</text:p>
        </text:list-item>
        <text:list-item>
          <text:p text:style-name="P4">power_settings_new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07:48:05.702501525</meta:creation-date>
    <dc:date>2026-02-16T08:56:00.197387770</dc:date>
    <meta:editing-duration>PT33M13S</meta:editing-duration>
    <meta:editing-cycles>1</meta:editing-cycles>
    <meta:document-statistic meta:table-count="0" meta:image-count="0" meta:object-count="0" meta:page-count="2" meta:paragraph-count="30" meta:word-count="73" meta:character-count="731" meta:non-whitespace-character-count="704"/>
    <meta:generator>LibreOffice/24.2.7.2$Linux_X86_64 LibreOffice_project/420$Build-2</meta:generator>
  </office:meta>
</office:document-meta>
</file>